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000000" style:font-name="Helvetica Neue" fo:font-size="16pt" fo:letter-spacing="normal" fo:font-style="normal" fo:font-weight="bold" style:font-size-asian="16pt" style:font-size-complex="16pt" loext:padding="0in" loext:border="none"/>
    </style:style>
    <style:style style:name="P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11111" style:font-name="inherit" fo:font-size="11.6999998092651pt" fo:letter-spacing="normal" fo:font-style="normal" fo:font-weight="normal" fo:background-color="transparent" loext:padding="0in" loext:border="none"/>
    </style:style>
    <style:style style:name="P3"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11111" style:font-name="inherit" fo:font-size="11.6999998092651pt" fo:letter-spacing="normal" fo:font-style="normal" fo:font-weight="normal" fo:background-color="transparent" loext:padding="0in" loext:border="none"/>
    </style:style>
    <style:style style:name="P4"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11111" style:font-name="inherit" fo:font-size="11.6999998092651pt" fo:letter-spacing="normal" fo:font-style="normal" fo:font-weight="normal" fo:background-color="transparent" loext:padding="0in" loext:border="none"/>
    </style:style>
    <style:style style:name="P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6" style:family="paragraph" style:parent-style-name="Heading_20_3">
      <style:text-properties fo:font-variant="normal" fo:text-transform="none" fo:color="#000000" style:font-name="inherit" fo:font-size="13.5pt" fo:letter-spacing="normal" fo:font-style="normal" fo:font-weight="bold" loext:padding="0in" loext:border="none"/>
    </style:style>
    <style:style style:name="T1" style:family="text">
      <style:text-properties fo:font-variant="normal" fo:text-transform="none" fo:color="#111111" style:font-name="inherit" fo:font-size="11.6999998092651pt" fo:letter-spacing="normal" fo:font-style="normal" fo:font-weight="normal" fo:background-color="transparent" loext:char-shading-value="0" loext:padding="0in" loext:border="none"/>
    </style:style>
    <style:style style:name="T2" style:family="text">
      <style:text-properties fo:font-variant="normal" fo:text-transform="none" fo:color="#111111" style:font-name="inherit" fo:font-size="11.6999998092651pt" fo:letter-spacing="normal" fo:font-style="normal" fo:font-weight="bold" fo:background-color="transparent" loext:char-shading-value="0" loext:padding="0in" loext:border="none"/>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ming Assignment 9 - MaxHeap Class Template</text:p>
      <text:h text:style-name="P6" text:outline-level="3"><text:bookmark text:name="anonymous_element_8"/>Instructions</text:h>
      <text:p text:style-name="P2">Before starting this assignment, you need to read through Chapters 17 Heaps in the textbook.</text:p>
      <text:p text:style-name="P2">Complete the implementation of the ArrayMaxHeap class template described in section 17.2 of chapter 17.</text:p>
      <text:p text:style-name="P5"><text:span text:style-name="T1">I have included the files that you need to get started below in the </text:span><text:span text:style-name="Strong_20_Emphasis"><text:span text:style-name="T2">Files</text:span></text:span><text:span text:style-name="T1"> section.</text:span></text:p>
      <text:p text:style-name="P5"><text:span text:style-name="Strong_20_Emphasis"><text:span text:style-name="T2">heapDriver.cpp</text:span></text:span></text:p>
      <text:p text:style-name="P2">I included a small driver that exercises some of the methods in ArrayMaxHeap. You should be able to put all these files in a project or makefile.</text:p>
      <text:p text:style-name="P5"><text:span text:style-name="Strong_20_Emphasis"><text:span text:style-name="T2">HeapInterface.h</text:span></text:span></text:p>
      <text:p text:style-name="P2">This file contains the interface for the ADT Heap. It includes documentation for the Heap operations. Do not make any changes to this file.</text:p>
      <text:p text:style-name="P5"><text:span text:style-name="Strong_20_Emphasis"><text:span text:style-name="T2">ArrayMaxHeap.h</text:span></text:span></text:p>
      <text:p text:style-name="P2">As we have done on other assignments, you can combine the ArrayMaxHeap class template definition and the implementation of the methods in the header file. Do not make any changes to the class template definition. I have included the implementation for some of the methods in this file. I have also included notes and hints for the methods that you need to implement. You will want to remove these extra comments when your implementation is complete.</text:p>
      <text:p text:style-name="P5"><text:span text:style-name="Strong_20_Emphasis"><text:span text:style-name="T2">PrecondViolatedExcep.h and PrecondViolatedExcep.cpp</text:span></text:span></text:p>
      <text:p text:style-name="P2">These fies contain the definition and implementation for an exception class used by ArrayMaxHeap. Do not make any changes to these files.</text:p>
      <text:p text:style-name="P5"><text:span text:style-name="Strong_20_Emphasis"><text:span text:style-name="T2">Program Requirements</text:span></text:span></text:p>
      <text:list xml:id="list1661550122329321061" text:style-name="L1">
        <text:list-item>
          <text:p text:style-name="P3">Complete the implementation for all methods in the ArrayMaxHeapclass template.</text:p>
        </text:list-item>
        <text:list-item>
          <text:p text:style-name="P3">For full credit, your driver must test all methods in ArrayMaxHeap.</text:p>
        </text:list-item>
        <text:list-item>
          <text:p text:style-name="P3">For full credit, you should test heaps of at least 2 different data types (for example, a heap of integers and a heap of strings).</text:p>
        </text:list-item>
        <text:list-item>
          <text:p text:style-name="P3">As noted in section 17.4 of this chapter, you can sort an array by doing the following. Add code to your driver to try this out.</text:p>
        </text:list-item>
      </text:list>
      <text:list xml:id="list3500832026316118924" text:style-name="L2">
        <text:list-item>
          <text:p text:style-name="P4">use the explicit-value constructor to copy the contents of the array into a maxheap.</text:p>
        </text:list-item>
        <text:list-item>
          <text:p text:style-name="P4">remove the largest value from the maxheap and put it back in the array at index itemCount - 1.</text:p>
        </text:list-item>
        <text:list-item>
          <text:p text:style-name="P4">keep removing thenext largest value from the array and put it in the next smaller array index until the maxheap is empty.</text:p>
        </text:list-item>
      </text:list>
      <text:p text:style-name="P5"><text:span text:style-name="Strong_20_Emphasis"><text:span text:style-name="T2">Deliverables</text:span></text:span><text:span text:style-name="T1"> <text:line-break/><text:line-break/>Submit all your program source code files using the SUBMIT link below.</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1:49:36.461382602</meta:creation-date>
    <dc:date>2017-04-30T11:51:04.680227080</dc:date>
    <meta:editing-duration>PT1M28S</meta:editing-duration>
    <meta:editing-cycles>2</meta:editing-cycles>
    <meta:generator>LibreOffice/5.1.6.2$Linux_X86_64 LibreOffice_project/10m0$Build-2</meta:generator>
    <meta:document-statistic meta:table-count="0" meta:image-count="0" meta:object-count="0" meta:page-count="1" meta:paragraph-count="22" meta:word-count="358" meta:character-count="2120" meta:non-whitespace-character-count="1789"/>
  </office:meta>
</office:document-meta>
</file>